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5cm" fo:min-width="2.64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21cm" fo:min-width="2.194cm"/>
    </style:style>
    <style:style style:name="gr4" style:family="graphic" style:parent-style-name="standard">
      <style:graphic-properties draw:textarea-horizontal-align="justify" draw:textarea-vertical-align="middle" draw:auto-grow-height="false" fo:min-height="1.972cm" fo:min-width="3.627cm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5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546cm" fo:min-width="1.48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175cm" svg:x="7.667cm" svg:y="1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399cm" svg:height="0.962cm" svg:x="8.761cm" svg:y="2.26cm">
          <draw:text-box>
            <text:p>aula01</text:p>
          </draw:text-box>
        </draw:frame>
        <draw:custom-shape draw:style-name="gr3" draw:text-style-name="P1" draw:layer="layout" svg:width="3.81cm" svg:height="3.493cm" svg:x="1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93cm" svg:x="5.127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93cm" svg:x="11.477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127cm" svg:height="2.222cm" svg:x="15.873cm" svg:y="5.8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49cm" svg:height="0.962cm" svg:x="2.191cm" svg:y="6.388cm">
          <draw:text-box>
            <text:p>etc</text:p>
          </draw:text-box>
        </draw:frame>
        <draw:frame draw:style-name="gr2" draw:text-style-name="P2" draw:layer="layout" svg:width="2.047cm" svg:height="0.962cm" svg:x="6.08cm" svg:y="6.397cm">
          <draw:text-box>
            <text:p>guiao</text:p>
          </draw:text-box>
        </draw:frame>
        <draw:frame draw:style-name="gr2" draw:text-style-name="P2" draw:layer="layout" svg:width="1.349cm" svg:height="0.962cm" svg:x="12.747cm" svg:y="6.397cm">
          <draw:text-box>
            <text:p>src</text:p>
          </draw:text-box>
        </draw:frame>
        <draw:frame draw:style-name="gr2" draw:text-style-name="P2" draw:layer="layout" svg:width="3.216cm" svg:height="1.673cm" svg:x="16.19cm" svg:y="5.762cm">
          <draw:text-box>
            <text:p/>
            <text:p>README</text:p>
          </draw:text-box>
        </draw:frame>
        <draw:custom-shape draw:style-name="gr5" draw:text-style-name="P1" draw:layer="layout" svg:width="5.08cm" svg:height="1.905cm" svg:x="4.296cm" svg:y="9.25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86cm" svg:height="0.962cm" svg:x="4.286cm" svg:y="9.745cm">
          <draw:text-box>
            <text:p>SO-2526_aula01</text:p>
          </draw:text-box>
        </draw:frame>
        <draw:line draw:style-name="gr6" draw:text-style-name="P3" draw:layer="layout" svg:x1="3.857cm" svg:y1="5.445cm" svg:x2="8.302cm" svg:y2="3.54cm">
          <text:p/>
        </draw:line>
        <draw:line draw:style-name="gr6" draw:text-style-name="P3" draw:layer="layout" svg:x1="7.985cm" svg:y1="5.445cm" svg:x2="8.937cm" svg:y2="4.175cm">
          <text:p/>
        </draw:line>
        <draw:line draw:style-name="gr6" draw:text-style-name="P3" draw:layer="layout" svg:x1="7.032cm" svg:y1="9.572cm" svg:x2="7.032cm" svg:y2="8.302cm">
          <text:p/>
        </draw:line>
        <draw:line draw:style-name="gr6" draw:text-style-name="P3" draw:layer="layout" svg:x1="12.43cm" svg:y1="5.445cm" svg:x2="11.16cm" svg:y2="3.857cm">
          <text:p/>
        </draw:line>
        <draw:line draw:style-name="gr6" draw:text-style-name="P3" draw:layer="layout" svg:x1="16.24cm" svg:y1="6.08cm" svg:x2="11.795cm" svg:y2="3.222cm">
          <text:p/>
        </draw:line>
        <draw:custom-shape draw:style-name="gr3" draw:text-style-name="P1" draw:layer="layout" svg:width="3.81cm" svg:height="3.493cm" svg:x="11.478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49cm" svg:height="0.962cm" svg:x="12.748cm" svg:y="6.397cm">
          <draw:text-box>
            <text:p>src</text:p>
          </draw:text-box>
        </draw:frame>
        <draw:custom-shape draw:style-name="gr7" draw:text-style-name="P1" draw:layer="layout" svg:width="2.808cm" svg:height="2.54cm" svg:x="17.143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502cm" svg:height="1.187cm" svg:x="17.461cm" svg:y="12.113cm">
          <draw:text-box>
            <text:p/>
          </draw:text-box>
        </draw:frame>
        <draw:frame draw:style-name="gr2" draw:text-style-name="P2" draw:layer="layout" svg:width="0.502cm" svg:height="1.187cm" svg:x="17.461cm" svg:y="12.113cm">
          <draw:text-box>
            <text:p/>
          </draw:text-box>
        </draw:frame>
        <draw:frame draw:style-name="gr2" draw:text-style-name="P2" draw:layer="layout" svg:width="2.335cm" svg:height="0.962cm" svg:x="17.461cm" svg:y="11.795cm">
          <draw:text-box>
            <text:p>scripts</text:p>
          </draw:text-box>
        </draw:frame>
        <draw:custom-shape draw:style-name="gr7" draw:text-style-name="P1" draw:layer="layout" svg:width="2.808cm" svg:height="2.54cm" svg:x="14.33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502cm" svg:height="1.187cm" svg:x="14.653cm" svg:y="12.113cm">
          <draw:text-box>
            <text:p/>
          </draw:text-box>
        </draw:frame>
        <draw:frame draw:style-name="gr2" draw:text-style-name="P2" draw:layer="layout" svg:width="0.502cm" svg:height="1.187cm" svg:x="14.653cm" svg:y="12.113cm">
          <draw:text-box>
            <text:p/>
          </draw:text-box>
        </draw:frame>
        <draw:frame draw:style-name="gr2" draw:text-style-name="P2" draw:layer="layout" svg:width="2.403cm" svg:height="0.962cm" svg:x="14.653cm" svg:y="11.795cm">
          <draw:text-box>
            <text:p>python</text:p>
          </draw:text-box>
        </draw:frame>
        <draw:custom-shape draw:style-name="gr7" draw:text-style-name="P1" draw:layer="layout" svg:width="2.808cm" svg:height="2.54cm" svg:x="11.477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502cm" svg:height="1.187cm" svg:x="11.795cm" svg:y="12.113cm">
          <draw:text-box>
            <text:p/>
          </draw:text-box>
        </draw:frame>
        <draw:frame draw:style-name="gr2" draw:text-style-name="P2" draw:layer="layout" svg:width="0.502cm" svg:height="1.187cm" svg:x="11.795cm" svg:y="12.113cm">
          <draw:text-box>
            <text:p/>
          </draw:text-box>
        </draw:frame>
        <draw:frame draw:style-name="gr2" draw:text-style-name="P2" draw:layer="layout" svg:width="1.662cm" svg:height="0.962cm" svg:x="12.038cm" svg:y="11.795cm">
          <draw:text-box>
            <text:p>java</text:p>
          </draw:text-box>
        </draw:frame>
        <draw:custom-shape draw:style-name="gr7" draw:text-style-name="P1" draw:layer="layout" svg:width="2.808cm" svg:height="2.54cm" svg:x="8.669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502cm" svg:height="1.187cm" svg:x="8.987cm" svg:y="12.113cm">
          <draw:text-box>
            <text:p/>
          </draw:text-box>
        </draw:frame>
        <draw:frame draw:style-name="gr2" draw:text-style-name="P2" draw:layer="layout" svg:width="0.502cm" svg:height="1.187cm" svg:x="8.987cm" svg:y="12.113cm">
          <draw:text-box>
            <text:p/>
          </draw:text-box>
        </draw:frame>
        <draw:frame draw:style-name="gr2" draw:text-style-name="P2" draw:layer="layout" svg:width="0.959cm" svg:height="0.962cm" svg:x="9.566cm" svg:y="11.795cm">
          <draw:text-box>
            <text:p>C</text:p>
          </draw:text-box>
        </draw:frame>
        <draw:line draw:style-name="gr6" draw:text-style-name="P3" draw:layer="layout" svg:x1="12.112cm" svg:y1="7.985cm" svg:x2="10.525cm" svg:y2="11.477cm">
          <text:p/>
        </draw:line>
        <draw:line draw:style-name="gr6" draw:text-style-name="P3" draw:layer="layout" svg:x1="13.065cm" svg:y1="8.303cm" svg:x2="12.747cm" svg:y2="11.16cm">
          <text:p/>
        </draw:line>
        <draw:line draw:style-name="gr6" draw:text-style-name="P3" draw:layer="layout" svg:x1="15.287cm" svg:y1="11.477cm" svg:x2="14.335cm" svg:y2="8.302cm">
          <text:p/>
        </draw:line>
        <draw:line draw:style-name="gr6" draw:text-style-name="P3" draw:layer="layout" svg:x1="17.827cm" svg:y1="11.477cm" svg:x2="14.652cm" svg:y2="7.9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19T17:08:03.310088413</meta:creation-date>
    <dc:date>2025-09-19T17:24:43.478406487</dc:date>
    <meta:editing-duration>PT3M49S</meta:editing-duration>
    <meta:editing-cycles>1</meta:editing-cycles>
    <meta:generator>LibreOffice/7.3.7.2$Linux_X86_64 LibreOffice_project/30$Build-2</meta:generator>
    <meta:document-statistic meta:object-count="39"/>
  </office:meta>
</office:document-meta>
</file>